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style:style>
    <style:style style:name="P2" style:parent-style-name="Normal" style:family="paragraph">
      <style:text-properties fo:font-size="14pt" style:font-size-asian="14pt" style:font-size-complex="14pt"/>
    </style:style>
    <style:style style:name="P3" style:parent-style-name="Normal" style:family="paragraph">
      <style:text-properties fo:font-size="14pt" style:font-size-asian="14pt" style:font-size-complex="14pt"/>
    </style:style>
    <style:style style:name="P4" style:parent-style-name="Normal" style:family="paragraph">
      <style:text-properties fo:font-size="14pt" style:font-size-asian="14pt" style:font-size-complex="14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TOC1" style:family="paragraph">
      <style:paragraph-properties>
        <style:tab-stops>
          <style:tab-stop style:type="right" style:leader-style="dotted" style:leader-text="." style:position="6.2611in"/>
        </style:tab-stops>
      </style:paragraph-properties>
    </style:style>
    <style:style style:name="P8" style:parent-style-name="TOC1" style:family="paragraph">
      <style:paragraph-properties>
        <style:tab-stops>
          <style:tab-stop style:type="right" style:leader-style="dotted" style:leader-text="." style:position="6.2611in"/>
        </style:tab-stops>
      </style:paragraph-properties>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P11" style:parent-style-name="TOC1" style:family="paragraph">
      <style:paragraph-properties>
        <style:tab-stops>
          <style:tab-stop style:type="right" style:leader-style="dotted" style:leader-text="." style:position="6.2611in"/>
        </style:tab-stops>
      </style:paragraph-properties>
    </style:style>
  </office:automatic-styles>
  <office:body>
    <office:text text:use-soft-page-breaks="true">
      <text:h text:style-name="P1" text:outline-level="1"><text:bookmark-start text:name="_Toc161765831"/><text:bookmark-start text:name="_Toc161765855"/>Title page<text:bookmark-end text:name="_Toc161765831"/><text:bookmark-end text:name="_Toc161765855"/></text:h>
      <text:p text:style-name="P2">Project title: Ant simulation</text:p>
      <text:p text:style-name="P3">Module code: CMP202 2023/24 Term 2</text:p>
      <text:p text:style-name="P4">Mini project 1, CPU</text:p>
      <text:p text:style-name="P5">Student name: Cassie Parsons</text:p>
      <text:p text:style-name="P6">Student ID:2201287</text:p>
      <text:h text:style-name="Heading1" text:outline-level="1"><text:bookmark-start text:name="_Toc161765832"/><text:bookmark-start text:name="_Toc161765856"/>Table of contents<text:bookmark-end text:name="_Toc161765832"/><text:bookmark-end text:name="_Toc161765856"/></text:h>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TOCHeading"/>
          <text:p text:style-name="P7"><text:a xlink:href="#_Toc161765857" office:target-frame-name="_top" xlink:show="replace"><text:span text:style-name="Hyperlink">Introducti</text:span><text:bookmark-start text:name="_Hlt161765901"/><text:bookmark-start text:name="_Hlt161765902"/><text:span text:style-name="Hyperlink">o</text:span><text:bookmark-end text:name="_Hlt161765901"/><text:bookmark-end text:name="_Hlt161765902"/><text:span text:style-name="Hyperlink">n</text:span><text:tab/>1</text:a></text:p>
          <text:p text:style-name="P8"><text:a xlink:href="#_Toc161765858" office:target-frame-name="_top" xlink:show="replace"><text:span text:style-name="Hyperlink">Application overview</text:span><text:tab/>2</text:a></text:p>
          <text:p text:style-name="P9"><text:a xlink:href="#_Toc161765859" office:target-frame-name="_top" xlink:show="replace"><text:span text:style-name="Hyperlink">Parallelisation Strategy and implementation</text:span><text:tab/>2</text:a></text:p>
          <text:p text:style-name="P10"><text:a xlink:href="#_Toc161765860" office:target-frame-name="_top" xlink:show="replace"><text:span text:style-name="Hyperlink">Performance evaluation</text:span><text:tab/>2</text:a></text:p>
          <text:p text:style-name="P11"><text:a xlink:href="#_Toc161765861" office:target-frame-name="_top" xlink:show="replace"><text:span text:style-name="Hyperlink">Conclusion</text:span><text:tab/>2</text:a></text:p>
        </text:index-body>
      </text:table-of-content>
      <text:p text:style-name="Normal"/>
      <text:h text:style-name="Heading1" text:outline-level="1"><text:bookmark-start text:name="_Toc161765857"/>Introduction<text:bookmark-end text:name="_Toc161765857"/></text:h>
      <text:p text:style-name="Normal">The program I have created is meant to simulate ants trying to find food and take it back to the colony. They do this by leaving pheromones as they walk, and the pheromones then bias which direction they walk.<text:s/>This should in theory cause the ants to form a more consistent path<text:s/>so food could be moved effectively.<text:s/></text:p>
      <text:h text:style-name="Heading1" text:outline-level="1"><text:bookmark-start text:name="_Toc161765858"/>Application overview<text:bookmark-end text:name="_Toc161765858"/></text:h>
      <text:p text:style-name="Normal">My application has a large number of ants that it simulates. Each ant will pick a random angle to turn, will turn by that amount, then move at a certain speed.<text:s/>Each tick the ant will sample each of the pixels in an area around it for the type of pheromone it is looking for, food pheromones when looking for food, home pheromones when going back home. Each pixel adds or subtracts a certain amount, the amount depends on the strength of the pheromone, and the distance from the ant, with the sign depending on if it’s to the right or left of the ant.<text:s/>These are all added together, and the final pheromone value is used to add a bias to the random turn direction. If the pheromone direction’s magnitude is more then a certain value, it instead forces the ant to turn in that direction as much as it can.<text:s/></text:p>
      <text:h text:style-name="Heading1" text:outline-level="1"><text:bookmark-start text:name="_Toc161765859"/><text:soft-page-break/>Parallelisation Strategy and implementation<text:bookmark-end text:name="_Toc161765859"/></text:h>
      <text:h text:style-name="Heading1" text:outline-level="1"><text:bookmark-start text:name="_Toc161765860"/>Performance evaluation<text:bookmark-end text:name="_Toc161765860"/></text:h>
      <text:h text:style-name="Heading1" text:outline-level="1"><text:bookmark-start text:name="_Toc161765861"/>Conclusion<text:bookmark-end text:name="_Toc161765861"/></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paragraph-properties fo:margin-top="0.1666in" fo:margin-bottom="0in"/>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eph Parsons</meta:initial-creator>
    <dc:creator>Joseph Parsons</dc:creator>
    <meta:creation-date>2024-03-19T18:32:00Z</meta:creation-date>
    <dc:date>2024-03-19T21:00:00Z</dc:date>
    <meta:template xlink:href="Normal.dotm" xlink:type="simple"/>
    <meta:editing-cycles>1</meta:editing-cycles>
    <meta:editing-duration>PT0S</meta:editing-duration>
    <meta:document-statistic meta:page-count="2" meta:paragraph-count="3" meta:word-count="279" meta:character-count="1870" meta:row-count="13" meta:non-whitespace-character-count="1594"/>
  </office:meta>
</office:document-meta>
</file>